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03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63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couleur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couleur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7" office:value-type="string" calcext:value-type="string">
            <text:p>premiere_mise_en_circulation</text:p>
          </table:table-cell>
          <table:table-cell table:style-name="ce2" office:value-type="string" calcext:value-type="string">
            <text:p>DATETIME2</text:p>
          </table:table-cell>
          <table:table-cell table:style-name="ce2" office:value-type="string" calcext:value-type="string">
            <text:p>date de première mise en circul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kilometre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le kilométrag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disponibilite_vehicule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Disponibilit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nom_client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renom_client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Pré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adresse_client</text:p>
          </table:table-cell>
          <table:table-cell table:style-name="ce2" office:value-type="string" calcext:value-type="string">
            <text:p>NVARCHAR(100)</text:p>
          </table:table-cell>
          <table:table-cell table:style-name="ce2" office:value-type="string" calcext:value-type="string">
            <text:p>Mail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elephone_clien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éro de téléphone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permis_client</text:p>
          </table:table-cell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Type de permis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rqu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arqu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odel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odèl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vitesse_max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vitesse max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oids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poids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uissan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puissan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annee_sortie_usine_vehicul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’année de sortie d’usin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vehicule</text:p>
          </table:table-cell>
          <table:table-cell table:style-name="ce2" office:value-type="string" calcext:value-type="string">
            <text:p>NVARCHAR(15)</text:p>
          </table:table-cell>
          <table:table-cell table:style-name="ce2" office:value-type="string" calcext:value-type="string">
            <text:p>type de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la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mbre de pla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energie_vehicule</text:p>
          </table:table-cell>
          <table:table-cell table:style-name="ce2" office:value-type="string" calcext:value-type="string">
            <text:p>NVARCHAR(10)</text:p>
          </table:table-cell>
          <table:table-cell table:style-name="ce2" office:value-type="string" calcext:value-type="string">
            <text:p>l’énergie utilis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9:10:22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29:03.881000000</meta:creation-date>
    <dc:date>2020-11-13T19:15:58.873000000</dc:date>
    <meta:editing-duration>PT1H38M20S</meta:editing-duration>
    <meta:editing-cycles>19</meta:editing-cycles>
    <meta:generator>LibreOffice/7.0.1.2$Windows_X86_64 LibreOffice_project/7cbcfc562f6eb6708b5ff7d7397325de9e764452</meta:generator>
    <meta:document-statistic meta:table-count="1" meta:cell-count="59" meta:object-count="0"/>
  </office:meta>
</office:document-meta>
</file>